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float" office:value="28.4145332767872" calcext:value-type="float">
            <text:p>28,4145332768</text:p>
          </table:table-cell>
          <table:table-cell office:value-type="float" office:value="20.5138903930222" calcext:value-type="float">
            <text:p>20,513890393</text:p>
          </table:table-cell>
        </table:table-row>
        <table:table-row table:style-name="ro1">
          <table:table-cell office:value-type="float" office:value="15.4106361745029" calcext:value-type="float">
            <text:p>15,4106361745</text:p>
          </table:table-cell>
          <table:table-cell office:value-type="float" office:value="20.7399876325808" calcext:value-type="float">
            <text:p>20,7399876326</text:p>
          </table:table-cell>
        </table:table-row>
        <table:table-row table:style-name="ro1">
          <table:table-cell office:value-type="float" office:value="15.1384171340979" calcext:value-type="float">
            <text:p>15,1384171341</text:p>
          </table:table-cell>
          <table:table-cell office:value-type="float" office:value="21.4667927606972" calcext:value-type="float">
            <text:p>21,4667927607</text:p>
          </table:table-cell>
        </table:table-row>
        <table:table-row table:style-name="ro1">
          <table:table-cell office:value-type="float" office:value="13.2187114140794" calcext:value-type="float">
            <text:p>13,2187114141</text:p>
          </table:table-cell>
          <table:table-cell office:value-type="float" office:value="11.2747969708956" calcext:value-type="float">
            <text:p>11,2747969709</text:p>
          </table:table-cell>
        </table:table-row>
        <table:table-row table:style-name="ro1">
          <table:table-cell office:value-type="float" office:value="11.6585135002025" calcext:value-type="float">
            <text:p>11,6585135002</text:p>
          </table:table-cell>
          <table:table-cell office:value-type="float" office:value="16.7746883758514" calcext:value-type="float">
            <text:p>16,7746883759</text:p>
          </table:table-cell>
        </table:table-row>
        <table:table-row table:style-name="ro1">
          <table:table-cell office:value-type="float" office:value="18.4595052838397" calcext:value-type="float">
            <text:p>18,4595052838</text:p>
          </table:table-cell>
          <table:table-cell office:value-type="float" office:value="23.1306366038593" calcext:value-type="float">
            <text:p>23,1306366039</text:p>
          </table:table-cell>
        </table:table-row>
        <table:table-row table:style-name="ro1">
          <table:table-cell office:value-type="float" office:value="13.7916730161685" calcext:value-type="float">
            <text:p>13,7916730162</text:p>
          </table:table-cell>
          <table:table-cell office:value-type="float" office:value="19.883089881091" calcext:value-type="float">
            <text:p>19,8830898811</text:p>
          </table:table-cell>
        </table:table-row>
        <table:table-row table:style-name="ro1">
          <table:table-cell office:value-type="float" office:value="17.7968040364749" calcext:value-type="float">
            <text:p>17,7968040365</text:p>
          </table:table-cell>
          <table:table-cell office:value-type="float" office:value="25.6318086303975" calcext:value-type="float">
            <text:p>25,6318086304</text:p>
          </table:table-cell>
        </table:table-row>
        <table:table-row table:style-name="ro1">
          <table:table-cell office:value-type="float" office:value="17.7150268952741" calcext:value-type="float">
            <text:p>17,7150268953</text:p>
          </table:table-cell>
          <table:table-cell office:value-type="float" office:value="13.3736302605943" calcext:value-type="float">
            <text:p>13,3736302606</text:p>
          </table:table-cell>
        </table:table-row>
        <table:table-row table:style-name="ro1">
          <table:table-cell office:value-type="float" office:value="9.92893309404493" calcext:value-type="float">
            <text:p>9,928933094</text:p>
          </table:table-cell>
          <table:table-cell office:value-type="float" office:value="11.8591197367896" calcext:value-type="float">
            <text:p>11,8591197368</text:p>
          </table:table-cell>
        </table:table-row>
        <table:table-row table:style-name="ro1">
          <table:table-cell office:value-type="float" office:value="14.7924528974508" calcext:value-type="float">
            <text:p>14,7924528975</text:p>
          </table:table-cell>
          <table:table-cell office:value-type="float" office:value="22.8786971858319" calcext:value-type="float">
            <text:p>22,8786971858</text:p>
          </table:table-cell>
        </table:table-row>
        <table:table-row table:style-name="ro1">
          <table:table-cell office:value-type="float" office:value="18.5212871444455" calcext:value-type="float">
            <text:p>18,5212871444</text:p>
          </table:table-cell>
          <table:table-cell office:value-type="float" office:value="16.6423409788574" calcext:value-type="float">
            <text:p>16,6423409789</text:p>
          </table:table-cell>
        </table:table-row>
        <table:table-row table:style-name="ro1">
          <table:table-cell office:value-type="float" office:value="17.5118924623915" calcext:value-type="float">
            <text:p>17,5118924624</text:p>
          </table:table-cell>
          <table:table-cell office:value-type="float" office:value="17.1948505157827" calcext:value-type="float">
            <text:p>17,1948505158</text:p>
          </table:table-cell>
        </table:table-row>
        <table:table-row table:style-name="ro1">
          <table:table-cell office:value-type="float" office:value="18.2819670581723" calcext:value-type="float">
            <text:p>18,2819670582</text:p>
          </table:table-cell>
          <table:table-cell office:value-type="float" office:value="18.1107192036975" calcext:value-type="float">
            <text:p>18,1107192037</text:p>
          </table:table-cell>
        </table:table-row>
        <table:table-row table:style-name="ro1">
          <table:table-cell office:value-type="float" office:value="16.6528072705899" calcext:value-type="float">
            <text:p>16,6528072706</text:p>
          </table:table-cell>
          <table:table-cell office:value-type="float" office:value="18.2894742963224" calcext:value-type="float">
            <text:p>18,2894742963</text:p>
          </table:table-cell>
        </table:table-row>
        <table:table-row table:style-name="ro1">
          <table:table-cell office:value-type="float" office:value="16.8681634005964" calcext:value-type="float">
            <text:p>16,8681634006</text:p>
          </table:table-cell>
          <table:table-cell office:value-type="float" office:value="22.3882485758062" calcext:value-type="float">
            <text:p>22,3882485758</text:p>
          </table:table-cell>
        </table:table-row>
        <table:table-row table:style-name="ro1">
          <table:table-cell office:value-type="float" office:value="32.6111813530714" calcext:value-type="float">
            <text:p>32,6111813531</text:p>
          </table:table-cell>
          <table:table-cell office:value-type="float" office:value="23.5492087831531" calcext:value-type="float">
            <text:p>23,549208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747969708956" calcext:value-type="float">
            <text:p>11,2747969709</text:p>
          </table:table-cell>
        </table:table-row>
        <table:table-row table:style-name="ro1">
          <table:table-cell office:value-type="float" office:value="11.0331458658066" calcext:value-type="float">
            <text:p>11,0331458658</text:p>
          </table:table-cell>
          <table:table-cell office:value-type="float" office:value="14.1714168076201" calcext:value-type="float">
            <text:p>14,1714168076</text:p>
          </table:table-cell>
        </table:table-row>
        <table:table-row table:style-name="ro1">
          <table:table-cell office:value-type="float" office:value="23.9751684130152" calcext:value-type="float">
            <text:p>23,975168413</text:p>
          </table:table-cell>
          <table:table-cell office:value-type="float" office:value="50.0752914806437" calcext:value-type="float">
            <text:p>50,0752914806</text:p>
          </table:table-cell>
        </table:table-row>
        <table:table-row table:style-name="ro1">
          <table:table-cell office:value-type="float" office:value="28.9449767602246" calcext:value-type="float">
            <text:p>28,9449767602</text:p>
          </table:table-cell>
          <table:table-cell office:value-type="float" office:value="11.0022504606674" calcext:value-type="float">
            <text:p>11,0022504607</text:p>
          </table:table-cell>
        </table:table-row>
        <table:table-row table:style-name="ro1">
          <table:table-cell office:value-type="float" office:value="19.4824213914753" calcext:value-type="float">
            <text:p>19,4824213915</text:p>
          </table:table-cell>
          <table:table-cell office:value-type="float" office:value="16.1251126307583" calcext:value-type="float">
            <text:p>16,1251126308</text:p>
          </table:table-cell>
        </table:table-row>
        <table:table-row table:style-name="ro1">
          <table:table-cell office:value-type="float" office:value="21.3913755203467" calcext:value-type="float">
            <text:p>21,3913755203</text:p>
          </table:table-cell>
          <table:table-cell office:value-type="float" office:value="28.0226806432574" calcext:value-type="float">
            <text:p>28,0226806433</text:p>
          </table:table-cell>
        </table:table-row>
        <table:table-row table:style-name="ro1">
          <table:table-cell office:value-type="float" office:value="13.4370106883256" calcext:value-type="float">
            <text:p>13,4370106883</text:p>
          </table:table-cell>
          <table:table-cell office:value-type="float" office:value="29.3679997404174" calcext:value-type="float">
            <text:p>29,3679997404</text:p>
          </table:table-cell>
        </table:table-row>
        <table:table-row table:style-name="ro1">
          <table:table-cell office:value-type="float" office:value="26.7160936895042" calcext:value-type="float">
            <text:p>26,7160936895</text:p>
          </table:table-cell>
          <table:table-cell office:value-type="float" office:value="18.1713494832732" calcext:value-type="float">
            <text:p>18,1713494833</text:p>
          </table:table-cell>
        </table:table-row>
        <table:table-row table:style-name="ro1">
          <table:table-cell office:value-type="float" office:value="27.3705938738685" calcext:value-type="float">
            <text:p>27,3705938739</text:p>
          </table:table-cell>
          <table:table-cell office:value-type="float" office:value="17.5429244995016" calcext:value-type="float">
            <text:p>17,5429244995</text:p>
          </table:table-cell>
        </table:table-row>
        <table:table-row table:style-name="ro1">
          <table:table-cell office:value-type="float" office:value="15.6550738454976" calcext:value-type="float">
            <text:p>15,6550738455</text:p>
          </table:table-cell>
          <table:table-cell office:value-type="float" office:value="28.0226806432574" calcext:value-type="float">
            <text:p>28,0226806433</text:p>
          </table:table-cell>
        </table:table-row>
        <table:table-row table:style-name="ro1">
          <table:table-cell office:value-type="float" office:value="16.0536192108941" calcext:value-type="float">
            <text:p>16,0536192109</text:p>
          </table:table-cell>
          <table:table-cell office:value-type="float" office:value="16.5289073744604" calcext:value-type="float">
            <text:p>16,5289073745</text:p>
          </table:table-cell>
        </table:table-row>
        <table:table-row table:style-name="ro1">
          <table:table-cell office:value-type="float" office:value="17.0646159796997" calcext:value-type="float">
            <text:p>17,0646159797</text:p>
          </table:table-cell>
          <table:table-cell office:value-type="float" office:value="14.4194168312129" calcext:value-type="float">
            <text:p>14,4194168312</text:p>
          </table:table-cell>
        </table:table-row>
        <table:table-row table:style-name="ro1">
          <table:table-cell office:value-type="float" office:value="17.1087948652452" calcext:value-type="float">
            <text:p>17,1087948652</text:p>
          </table:table-cell>
          <table:table-cell office:value-type="float" office:value="15.4828828290002" calcext:value-type="float">
            <text:p>15,482882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3:49:23.788826310</meta:creation-date>
    <dc:date>2016-12-12T13:50:19.252633470</dc:date>
    <meta:editing-duration>PT34S</meta:editing-duration>
    <meta:editing-cycles>2</meta:editing-cycles>
    <meta:generator>LibreOffice/4.2.8.2$Linux_X86_64 LibreOffice_project/420m0$Build-2</meta:generator>
    <meta:document-statistic meta:table-count="1" meta:cell-count="62" meta:object-count="0"/>
  </office:meta>
</office:document-meta>
</file>